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co2" style:family="table-column">
      <style:table-column-properties fo:break-before="auto" style:column-width="35.21mm"/>
    </style:style>
    <style:style style:name="co3" style:family="table-column">
      <style:table-column-properties fo:break-before="auto" style:column-width="4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6666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6666ff"/>
    </style:style>
    <style:style style:name="ce6" style:family="table-cell" style:parent-style-name="Default" style:data-style-name="N50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2b2b2"/>
    </style:style>
    <style:style style:name="ce8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808080"/>
    </style:style>
    <style:style style:name="ce10" style:family="table-cell" style:parent-style-name="Default" style:data-style-name="N50">
      <style:table-cell-properties fo:background-color="#80808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cc"/>
    </style:style>
    <style:style style:name="ce12" style:family="table-cell" style:parent-style-name="Default">
      <style:table-cell-properties fo:background-color="#6666ff"/>
      <style:text-properties fo:color="#800000"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1 : Guayadeque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2 : XBMC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4:Mixxx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5:MyTunes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JaMuz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NEW</text:p>
          </table:table-cell>
          <table:covered-table-cell table:style-name="ce22"/>
        </table:table-row>
        <table:table-row table:style-name="ro2">
          <table:table-cell table:number-columns-repeated="18"/>
        </table:table-row>
        <table:table-row table:style-name="ro1">
          <table:table-cell office:value-type="string" calcext:value-type="string">
            <text:p>rating</text:p>
          </table:table-cell>
          <table:table-cell office:value-type="string" calcext:value-type="string">
            <text:p>lastPlayed</text:p>
          </table:table-cell>
          <table:table-cell/>
          <table:table-cell office:value-type="string" calcext:value-type="string">
            <text:p>rating</text:p>
          </table:table-cell>
          <table:table-cell office:value-type="string" calcext:value-type="string">
            <text:p>lastPlayed</text:p>
          </table:table-cell>
          <table:table-cell table:number-columns-repeated="2"/>
          <table:table-cell office:value-type="string" calcext:value-type="string">
            <text:p>rating</text:p>
          </table:table-cell>
          <table:table-cell office:value-type="string" calcext:value-type="string">
            <text:p>lastPlayed</text:p>
          </table:table-cell>
          <table:table-cell/>
          <table:table-cell office:value-type="string" calcext:value-type="string">
            <text:p>rating</text:p>
          </table:table-cell>
          <table:table-cell office:value-type="string" calcext:value-type="string">
            <text:p>lastPlayed</text:p>
          </table:table-cell>
          <table:table-cell/>
          <table:table-cell office:value-type="string" calcext:value-type="string">
            <text:p>rating</text:p>
          </table:table-cell>
          <table:table-cell office:value-type="string" calcext:value-type="string">
            <text:p>lastPlayed</text:p>
          </table:table-cell>
          <table:table-cell/>
          <table:table-cell table:style-name="ce22" office:value-type="string" calcext:value-type="string">
            <text:p>rating</text:p>
          </table:table-cell>
          <table:table-cell table:style-name="ce22" office:value-type="string" calcext:value-type="string">
            <text:p>lastPlayed</text:p>
          </table:table-cell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2014-05-24 09:26:35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1970-01-01 00:00:0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9" office:value-type="string" calcext:value-type="string">
            <text:p>1970-01-01 00:00: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2014-05-24 09:26:35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2014-05-24 09:26:36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1970-01-01 00:00:0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2014-05-24 09:26:36</text:p>
          </table:table-cell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2013-04-06 11:11:1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2014-05-24 09:26:37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1970-01-01 00:00:0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2014-05-24 09:26:37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2013-04-06 11:11:12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2014-05-24 09:26:38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1970-01-01 00:00:0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2014-05-24 09:26:38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2013-04-06 11:11:13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2014-05-24 09:26:39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1970-01-01 00:00:0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9" office:value-type="string" calcext:value-type="string">
            <text:p>1970-01-01 00:00: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2014-05-24 09:26:39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970-01-01 00:00:0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9" office:value-type="string" calcext:value-type="string">
            <text:p>1970-01-01 00:00:00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2014-05-24 09:26:4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1970-01-01 00:00:0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9" office:value-type="string" calcext:value-type="string">
            <text:p>1970-01-01 00:00: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2014-05-24 09:26:41</text:p>
          </table:table-cell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2014-05-24 09:26:42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1970-01-01 00:00:0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9" office:value-type="string" calcext:value-type="string">
            <text:p>1970-01-01 00:00: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2015-05-07 17:53:5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2015-05-07 17:53:51</text:p>
          </table:table-cell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2014-05-24 09:26:43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1970-01-01 00:00:0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9" office:value-type="string" calcext:value-type="string">
            <text:p>1970-01-01 00:00: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2015-05-07 17:53:52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2015-05-07 17:53:52</text:p>
          </table:table-cell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2014-05-24 09:26:4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1970-01-01 00:00:0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9" office:value-type="string" calcext:value-type="string">
            <text:p>1970-01-01 00:00: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2015-05-07 17:53:5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2015-05-07 17:53:53</text:p>
          </table:table-cell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2014-05-24 09:26:45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1970-01-01 00:00:0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9" office:value-type="string" calcext:value-type="string">
            <text:p>1970-01-01 00:00: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2014-05-24 09:26:45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2014-05-24 09:26:46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1970-01-01 00:00:0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2014-05-24 09:26:46</text:p>
          </table:table-cell>
        </table:table-row>
        <table:table-row table:style-name="ro2">
          <table:table-cell table:number-columns-repeated="18"/>
        </table:table-row>
        <table:table-row table:style-name="ro1">
          <table:table-cell office:value-type="string" calcext:value-type="string">
            <text:p>playCounter</text:p>
          </table:table-cell>
          <table:table-cell office:value-type="string" calcext:value-type="string">
            <text:p>addedDate</text:p>
          </table:table-cell>
          <table:table-cell/>
          <table:table-cell office:value-type="string" calcext:value-type="string">
            <text:p>playCounter</text:p>
          </table:table-cell>
          <table:table-cell office:value-type="string" calcext:value-type="string">
            <text:p>addedDate</text:p>
          </table:table-cell>
          <table:table-cell table:number-columns-repeated="2"/>
          <table:table-cell office:value-type="string" calcext:value-type="string">
            <text:p>playCounter</text:p>
          </table:table-cell>
          <table:table-cell office:value-type="string" calcext:value-type="string">
            <text:p>addedDate</text:p>
          </table:table-cell>
          <table:table-cell/>
          <table:table-cell office:value-type="string" calcext:value-type="string">
            <text:p>playCounter</text:p>
          </table:table-cell>
          <table:table-cell office:value-type="string" calcext:value-type="string">
            <text:p>addedDate</text:p>
          </table:table-cell>
          <table:table-cell/>
          <table:table-cell office:value-type="string" calcext:value-type="string">
            <text:p>playCounter</text:p>
          </table:table-cell>
          <table:table-cell office:value-type="string" calcext:value-type="string">
            <text:p>addedDate</text:p>
          </table:table-cell>
          <table:table-cell/>
          <table:table-cell table:style-name="ce22" office:value-type="string" calcext:value-type="string">
            <text:p>playCounter</text:p>
          </table:table-cell>
          <table:table-cell table:style-name="ce22" office:value-type="string" calcext:value-type="string">
            <text:p>addedDate</text:p>
          </table:table-cell>
        </table:table-row>
        <table:table-row table:style-name="ro2"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formula="of:=SUM([.A18:.N18])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</table:table-row>
        <table:table-row table:style-name="ro2"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formula="of:=SUM([.A19:.N19])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2012-05-05 19:27:24</text:p>
          </table:table-cell>
        </table:table-row>
        <table:table-row table:style-name="ro2"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5" table:formula="of:=SUM([.A21:.N21])" office:value-type="float" office:value="7" calcext:value-type="float">
            <text:p>7</text:p>
          </table:table-cell>
          <table:table-cell table:style-name="ce6" office:value-type="string" calcext:value-type="string">
            <text:p>2012-05-05 19:27:24</text:p>
          </table:table-cell>
        </table:table-row>
        <table:table-row table:style-name="ro2"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1970-01-01 00:00: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2012-05-05 19:27:2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2012-05-05 19:27:24</text:p>
          </table:table-cell>
        </table:table-row>
        <table:table-row table:style-name="ro2"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formula="of:=SUM([.A23:.N23])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</table:table-row>
        <table:table-row table:style-name="ro2"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5" table:formula="of:=SUM([.A24:.N24])" office:value-type="float" office:value="3" calcext:value-type="float">
            <text:p>3</text:p>
          </table:table-cell>
          <table:table-cell table:style-name="ce6" office:value-type="string" calcext:value-type="string">
            <text:p>2012-05-05 19:27:24</text:p>
          </table:table-cell>
        </table:table-row>
        <table:table-row table:style-name="ro2"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2012-05-05 19:27:2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5" table:formula="of:=SUM([.A26:.N26])" office:value-type="float" office:value="2" calcext:value-type="float">
            <text:p>2</text:p>
          </table:table-cell>
          <table:table-cell table:style-name="ce6" office:value-type="string" calcext:value-type="string">
            <text:p>2012-05-05 19:27:24</text:p>
          </table:table-cell>
        </table:table-row>
        <table:table-row table:style-name="ro2"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formula="of:=SUM([.A27:.N27])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</table:table-row>
        <table:table-row table:style-name="ro2"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1970-01-01 00:00: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5" table:formula="of:=SUM([.A28:.N28])" office:value-type="float" office:value="2" calcext:value-type="float">
            <text:p>2</text:p>
          </table:table-cell>
          <table:table-cell table:style-name="ce6" office:value-type="string" calcext:value-type="string">
            <text:p>2012-05-05 19:27:24</text:p>
          </table:table-cell>
        </table:table-row>
        <table:table-row table:style-name="ro2"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5" table:formula="of:=SUM([.A29:.N29])" office:value-type="float" office:value="2" calcext:value-type="float">
            <text:p>2</text:p>
          </table:table-cell>
          <table:table-cell table:style-name="ce6" office:value-type="string" calcext:value-type="string">
            <text:p>2012-05-05 19:27:24</text:p>
          </table:table-cell>
        </table:table-row>
        <table:table-row table:style-name="ro2" table:number-rows-repeated="1048546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5">00/00/0000</text:date>, <text:time style:data-style-name="N2" text:time-value="00:22:58.1793339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el </meta:initial-creator>
    <meta:creation-date>2015-05-08T00:18:09.065170845</meta:creation-date>
    <dc:date>2018-11-05T00:26:17.456794343</dc:date>
    <dc:creator>Raphael </dc:creator>
    <meta:editing-duration>PT1H11M47S</meta:editing-duration>
    <meta:editing-cycles>15</meta:editing-cycles>
    <meta:generator>LibreOffice/6.0.6.2$Linux_X86_64 LibreOffice_project/00m0$Build-2</meta:generator>
    <meta:document-statistic meta:table-count="1" meta:cell-count="318" meta:object-count="0"/>
  </office:meta>
</office:document-meta>
</file>